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57cm" fo:min-width="0.207cm" fo:wrap-option="wrap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3cm" fo:min-width="7.601cm" fo:wrap-option="wrap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615cm" fo:min-width="7.445cm" fo:wrap-option="wrap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24cm" fo:min-width="7.499cm" fo:wrap-option="wrap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38cm" fo:min-width="2.04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898cm" fo:min-width="7.523cm" fo:wrap-option="wrap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5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67cm" loext:decorative="false"/>
      <style:paragraph-properties style:writing-mode="lr-tb"/>
    </style:style>
    <style:style style:name="co1" style:family="table-column">
      <style:table-column-properties style:column-width="9.793cm" style:use-optimal-column-width="false"/>
    </style:style>
    <style:style style:name="co2" style:family="table-column">
      <style:table-column-properties style:column-width="9.797cm" style:use-optimal-column-width="false"/>
    </style:style>
    <style:style style:name="ro1" style:family="table-row">
      <style:table-row-properties style:row-height="1.774cm" style:use-optimal-row-height="false"/>
    </style:style>
    <style:style style:name="ro2" style:family="table-row">
      <style:table-row-properties style:row-height="24.06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xml:id="id6" draw:id="id6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1" draw:id="id1" draw:layer="layout" svg:width="8.255cm" svg:height="1.587cm" svg:x="1.635cm" svg:y="4.715cm">
          <text:p text:style-name="P1">1. Login to Websi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measurelines" svg:width="8.255cm" svg:height="1.587cm" svg:x="1.635cm" svg:y="9.642cm">
          <text:p text:style-name="P1">2. Checks Invento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measurelines" svg:width="8.255cm" svg:height="1.587cm" svg:x="1.635cm" svg:y="17.715cm">
          <text:p text:style-name="P1">3. update Inventory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measurelines" svg:width="8.255cm" svg:height="1.587cm" svg:x="11.835cm" svg:y="3.015cm">
          <text:p text:style-name="P1">1.1. Displays main page of websi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measurelines" svg:width="8.255cm" svg:height="1.587cm" svg:x="11.835cm" svg:y="5.215cm">
          <text:p text:style-name="P1">1.2. Displays main page backgroun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measurelines" svg:width="8.255cm" svg:height="1.587cm" svg:x="11.835cm" svg:y="7.515cm">
          <text:p text:style-name="P1">1.3. Manager login to websi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measurelines" svg:width="8.255cm" svg:height="1.587cm" svg:x="11.835cm" svg:y="9.715cm">
          <text:p text:style-name="P1">1.4. Displays welcoming message for manag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1" draw:start-glue-point="1" draw:end-shape="id2" draw:end-glue-point="3" svg:d="M9890 5508c1458 0 486-1700 1945-1700" svg:viewBox="0 0 1946 1701">
          <text:p/>
        </draw:connector>
        <draw:connector draw:style-name="gr5" draw:text-style-name="P4" draw:layer="layout" draw:type="curve" svg:x1="15.962cm" svg:y1="4.602cm" svg:x2="15.962cm" svg:y2="5.215cm" draw:start-shape="id2" draw:start-glue-point="2" draw:end-shape="id3" draw:end-glue-point="0" svg:d="M15962 4602v613" svg:viewBox="0 0 1 614">
          <text:p/>
        </draw:connector>
        <draw:connector draw:style-name="gr6" draw:text-style-name="P4" draw:layer="measurelines" draw:type="curve" svg:x1="15.962cm" svg:y1="6.802cm" svg:x2="15.962cm" svg:y2="7.515cm" draw:start-shape="id3" draw:start-glue-point="2" draw:end-shape="id4" draw:end-glue-point="0" svg:d="M15962 6802v713" svg:viewBox="0 0 1 714">
          <text:p/>
        </draw:connector>
        <draw:connector draw:style-name="gr7" draw:text-style-name="P4" draw:layer="measurelines" draw:type="curve" svg:x1="15.962cm" svg:y1="9.102cm" svg:x2="15.962cm" svg:y2="9.715cm" draw:start-shape="id4" draw:start-glue-point="2" draw:end-shape="id5" draw:end-glue-point="0" svg:d="M15962 9102v613" svg:viewBox="0 0 1 614">
          <text:p/>
        </draw:connector>
        <draw:connector draw:style-name="gr8" draw:text-style-name="P4" draw:layer="measurelines" draw:type="curve" svg:x1="5.74cm" svg:y1="3.991cm" svg:x2="5.762cm" svg:y2="4.715cm" draw:start-shape="id6" draw:start-glue-point="8" draw:end-shape="id1" draw:end-glue-point="0" svg:d="M5740 3991c0 543 22 181 22 724" svg:viewBox="0 0 23 725">
          <text:p/>
        </draw:connector>
        <draw:connector draw:style-name="gr9" draw:text-style-name="P4" draw:layer="measurelines" draw:type="curve" svg:x1="11.835cm" svg:y1="10.508cm" svg:x2="9.89cm" svg:y2="10.435cm" draw:start-shape="id5" draw:start-glue-point="3" draw:end-shape="id7" draw:end-glue-point="1" svg:d="M11835 10508c-1459 0-487-73-1945-73" svg:viewBox="0 0 1946 74">
          <text:p/>
        </draw:connector>
        <draw:custom-shape draw:style-name="gr10" draw:text-style-name="P3" xml:id="id8" draw:id="id8" draw:layer="measurelines" svg:width="8.255cm" svg:height="3.175cm" svg:x="11.935cm" svg:y="11.635cm">
          <text:p text:style-name="P1">2.1. Prompts the manager to pick between the search bar function or view category option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9" draw:id="id9" draw:layer="measurelines" svg:width="8.255cm" svg:height="2.63cm" svg:x="11.935cm" svg:y="15.515cm">
          <text:p text:style-name="P1">2.2. Manager checks the amount of stock is in the inventory.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5.762cm" svg:y1="11.229cm" svg:x2="11.935cm" svg:y2="13.222cm" draw:start-shape="id7" draw:start-glue-point="2" draw:end-shape="id8" draw:end-glue-point="3" svg:d="M5762 11229c0 1329 2057 1993 6173 1993" svg:viewBox="0 0 6174 1994">
          <text:p/>
        </draw:connector>
        <draw:connector draw:style-name="gr13" draw:text-style-name="P4" draw:layer="measurelines" draw:type="curve" svg:x1="16.062cm" svg:y1="14.81cm" svg:x2="16.062cm" svg:y2="15.515cm" draw:start-shape="id8" draw:start-glue-point="2" draw:end-shape="id9" draw:end-glue-point="0" svg:d="M16062 14810v705" svg:viewBox="0 0 1 706">
          <text:p/>
        </draw:connector>
        <draw:connector draw:style-name="gr14" draw:text-style-name="P4" draw:layer="measurelines" draw:type="curve" svg:x1="11.935cm" svg:y1="16.83cm" svg:x2="5.762cm" svg:y2="17.715cm" draw:start-shape="id9" draw:start-glue-point="3" draw:end-shape="id10" draw:end-glue-point="0" svg:d="M11935 16830c-4116 0-6173 295-6173 885" svg:viewBox="0 0 6174 886">
          <text:p/>
        </draw:connector>
        <draw:custom-shape draw:style-name="gr15" draw:text-style-name="P3" xml:id="id11" draw:id="id11" draw:layer="measurelines" svg:width="5.079cm" svg:height="3.175cm" svg:x="13.383cm" svg:y="18.462cm">
          <text:p text:style-name="P1">If stock is low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6" draw:text-style-name="P3" xml:id="id12" draw:id="id12" draw:layer="measurelines" svg:width="8.255cm" svg:height="2.38cm" svg:x="11.735cm" svg:y="22.115cm">
          <text:p text:style-name="P1">3.2. Manager corresponds with supplier to get more produc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measurelines" svg:width="8.255cm" svg:height="1.587cm" svg:x="11.635cm" svg:y="25.015cm">
          <text:p text:style-name="P1">3.3. Manager orders more produc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measurelines" draw:type="curve" draw:line-skew="0cm 0cm 0.646cm" svg:x1="5.762cm" svg:y1="19.302cm" svg:x2="15.923cm" svg:y2="18.462cm" draw:start-shape="id10" draw:start-glue-point="2" draw:end-shape="id11" draw:end-glue-point="4" svg:d="M5762 19302c0 751 5874 502 5874-97 0-598 4287-527 4287-743" svg:viewBox="0 0 10162 1307">
          <text:p/>
        </draw:connector>
        <draw:connector draw:style-name="gr18" draw:text-style-name="P4" draw:layer="measurelines" draw:type="curve" svg:x1="15.923cm" svg:y1="21.637cm" svg:x2="15.862cm" svg:y2="22.115cm" draw:start-shape="id11" draw:start-glue-point="6" draw:end-shape="id12" draw:end-glue-point="0" svg:d="M15923 21637c0 358-61 120-61 478" svg:viewBox="0 0 62 479">
          <text:p/>
        </draw:connector>
        <draw:connector draw:style-name="gr19" draw:text-style-name="P4" draw:layer="measurelines" draw:type="curve" svg:x1="15.862cm" svg:y1="24.495cm" svg:x2="15.762cm" svg:y2="25.015cm" draw:start-shape="id12" draw:start-glue-point="2" draw:end-shape="id13" draw:end-glue-point="0" svg:d="M15862 24495c0 390-100 130-100 520" svg:viewBox="0 0 101 521">
          <text:p/>
        </draw:connector>
        <draw:custom-shape draw:style-name="gr2" draw:text-style-name="P2" xml:id="id14" draw:id="id14" draw:layer="measurelines" svg:width="0.999cm" svg:height="0.999cm" svg:x="5.24cm" svg:y="24.9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4" draw:layer="measurelines" draw:type="curve" svg:x1="13.383cm" svg:y1="20.05cm" svg:x2="5.74cm" svg:y2="24.992cm" draw:start-shape="id11" draw:start-glue-point="5" draw:end-shape="id14" draw:end-glue-point="4" svg:d="M13383 20050c-5096 0-7643 1647-7643 4942" svg:viewBox="0 0 7644 4943">
          <text:p/>
        </draw:connector>
        <draw:connector draw:style-name="gr21" draw:text-style-name="P4" draw:layer="measurelines" draw:type="curve" svg:x1="11.635cm" svg:y1="25.808cm" svg:x2="6.239cm" svg:y2="25.492cm" draw:start-shape="id13" draw:start-glue-point="3" draw:end-shape="id14" draw:end-glue-point="10" svg:d="M11635 25808c-4047 0-1349-316-5396-316" svg:viewBox="0 0 5397 317">
          <text:p/>
        </draw:connector>
        <draw:frame draw:style-name="gr22" draw:text-style-name="P5" draw:layer="measurelines" svg:width="2.858cm" svg:height="1.317cm" svg:x="5.972cm" svg:y="20.4cm">
          <draw:text-box>
            <text:p text:style-name="P1">F</text:p>
          </draw:text-box>
        </draw:frame>
        <draw:frame draw:style-name="gr22" draw:text-style-name="P5" draw:layer="measurelines" svg:width="2.858cm" svg:height="1.317cm" svg:x="15.272cm" svg:y="21.101cm">
          <draw:text-box>
            <text:p text:style-name="P1">T</text:p>
          </draw:text-box>
        </draw:frame>
      </draw:page>
      <draw:page draw:name="page2" draw:style-name="dp1" draw:master-page-name="Default">
        <draw:frame draw:style-name="gr1" draw:layer="layout" svg:width="19.589cm" svg:height="25.835cm" svg:x="0.99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ctor</text:p>
              </table:table-cell>
              <table:table-cell>
                <text:p text:style-name="P1">System</text:p>
              </table:table-cell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xml:id="id20" draw:id="id20" draw:layer="layout" svg:width="0.999cm" svg:height="0.999cm" svg:x="5.24cm" svg:y="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8.255cm" svg:height="1.587cm" svg:x="1.635cm" svg:y="4.715cm">
          <text:p text:style-name="P1">1. Error was made in purch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measurelines" svg:width="8.255cm" svg:height="1.587cm" svg:x="1.635cm" svg:y="9.642cm">
          <text:p text:style-name="P1">2. Clicks on the sales page to view full 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4" draw:id="id24" draw:layer="measurelines" svg:width="8.255cm" svg:height="1.587cm" svg:x="1.635cm" svg:y="17.715cm">
          <text:p text:style-name="P1">3. Check to see if profit was ma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measurelines" svg:width="8.255cm" svg:height="1.587cm" svg:x="11.835cm" svg:y="3.015cm">
          <text:p text:style-name="P1">1.1. Displays customers purcha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measurelines" svg:width="8.255cm" svg:height="1.587cm" svg:x="11.835cm" svg:y="5.215cm">
          <text:p text:style-name="P1">1.2. Displays main page backgrou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8" draw:id="id18" draw:layer="measurelines" svg:width="8.255cm" svg:height="1.587cm" svg:x="11.835cm" svg:y="7.515cm">
          <text:p text:style-name="P1">1.3. Manager login t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measurelines" svg:width="8.255cm" svg:height="1.587cm" svg:x="11.835cm" svg:y="9.715cm">
          <text:p text:style-name="P1">1.4. Displays welcoming message for 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9.89cm" svg:y1="5.508cm" svg:x2="11.835cm" svg:y2="3.808cm" draw:start-shape="id15" draw:start-glue-point="1" draw:end-shape="id16" draw:end-glue-point="3" svg:d="M9890 5508c1458 0 486-1700 1945-1700" svg:viewBox="0 0 1946 1701">
          <text:p/>
        </draw:connector>
        <draw:connector draw:style-name="gr5" draw:text-style-name="P4" draw:layer="layout" draw:type="curve" svg:x1="15.962cm" svg:y1="4.602cm" svg:x2="15.962cm" svg:y2="5.215cm" draw:start-shape="id16" draw:start-glue-point="2" draw:end-shape="id17" draw:end-glue-point="0" svg:d="M15962 4602v613" svg:viewBox="0 0 1 614">
          <text:p/>
        </draw:connector>
        <draw:connector draw:style-name="gr6" draw:text-style-name="P4" draw:layer="measurelines" draw:type="curve" svg:x1="15.962cm" svg:y1="6.802cm" svg:x2="15.962cm" svg:y2="7.515cm" draw:start-shape="id17" draw:start-glue-point="2" draw:end-shape="id18" draw:end-glue-point="0" svg:d="M15962 6802v713" svg:viewBox="0 0 1 714">
          <text:p/>
        </draw:connector>
        <draw:connector draw:style-name="gr7" draw:text-style-name="P4" draw:layer="measurelines" draw:type="curve" svg:x1="15.962cm" svg:y1="9.102cm" svg:x2="15.962cm" svg:y2="9.715cm" draw:start-shape="id18" draw:start-glue-point="2" draw:end-shape="id19" draw:end-glue-point="0" svg:d="M15962 9102v613" svg:viewBox="0 0 1 614">
          <text:p/>
        </draw:connector>
        <draw:connector draw:style-name="gr8" draw:text-style-name="P4" draw:layer="measurelines" draw:type="curve" svg:x1="5.74cm" svg:y1="3.991cm" svg:x2="5.762cm" svg:y2="4.715cm" draw:start-shape="id20" draw:start-glue-point="8" draw:end-shape="id15" draw:end-glue-point="0" svg:d="M5740 3991c0 543 22 181 22 724" svg:viewBox="0 0 23 725">
          <text:p/>
        </draw:connector>
        <draw:connector draw:style-name="gr9" draw:text-style-name="P4" draw:layer="measurelines" draw:type="curve" svg:x1="11.835cm" svg:y1="10.508cm" svg:x2="9.89cm" svg:y2="10.435cm" draw:start-shape="id19" draw:start-glue-point="3" draw:end-shape="id21" draw:end-glue-point="1" svg:d="M11835 10508c-1459 0-487-73-1945-73" svg:viewBox="0 0 1946 74">
          <text:p/>
        </draw:connector>
        <draw:custom-shape draw:style-name="gr10" draw:text-style-name="P3" xml:id="id22" draw:id="id22" draw:layer="measurelines" svg:width="8.255cm" svg:height="3.175cm" svg:x="11.935cm" svg:y="11.635cm">
          <text:p text:style-name="P1">2.1. Prompts the manager to pick between the search bar function or view category optio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23" draw:id="id23" draw:layer="measurelines" svg:width="8.255cm" svg:height="2.63cm" svg:x="11.935cm" svg:y="15.515cm">
          <text:p text:style-name="P1">2.2. Manager checks the amount of stock is in the inventory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measurelines" draw:type="curve" svg:x1="5.762cm" svg:y1="11.229cm" svg:x2="11.935cm" svg:y2="13.222cm" draw:start-shape="id21" draw:start-glue-point="2" draw:end-shape="id22" draw:end-glue-point="3" svg:d="M5762 11229c0 1329 2057 1993 6173 1993" svg:viewBox="0 0 6174 1994">
          <text:p/>
        </draw:connector>
        <draw:connector draw:style-name="gr13" draw:text-style-name="P4" draw:layer="measurelines" draw:type="curve" svg:x1="16.062cm" svg:y1="14.81cm" svg:x2="16.062cm" svg:y2="15.515cm" draw:start-shape="id22" draw:start-glue-point="2" draw:end-shape="id23" draw:end-glue-point="0" svg:d="M16062 14810v705" svg:viewBox="0 0 1 706">
          <text:p/>
        </draw:connector>
        <draw:connector draw:style-name="gr14" draw:text-style-name="P4" draw:layer="measurelines" draw:type="curve" svg:x1="11.935cm" svg:y1="16.83cm" svg:x2="5.762cm" svg:y2="17.715cm" draw:start-shape="id23" draw:start-glue-point="3" draw:end-shape="id24" draw:end-glue-point="0" svg:d="M11935 16830c-4116 0-6173 295-6173 885" svg:viewBox="0 0 6174 886">
          <text:p/>
        </draw:connector>
        <draw:custom-shape draw:style-name="gr15" draw:text-style-name="P3" xml:id="id25" draw:id="id25" draw:layer="measurelines" svg:width="5.079cm" svg:height="3.175cm" svg:x="13.383cm" svg:y="18.462cm">
          <text:p text:style-name="P1">If stock is low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xml:id="id26" draw:id="id26" draw:layer="measurelines" svg:width="8.255cm" svg:height="2.38cm" svg:x="11.735cm" svg:y="22.115cm">
          <text:p text:style-name="P1">3.2. Manager corresponds with supplier to get more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measurelines" svg:width="8.255cm" svg:height="1.587cm" svg:x="11.635cm" svg:y="25.015cm">
          <text:p text:style-name="P1">3.3. Manager orders more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4" draw:layer="measurelines" draw:type="curve" draw:line-skew="0cm 0cm 0.646cm" svg:x1="5.762cm" svg:y1="19.302cm" svg:x2="15.923cm" svg:y2="18.462cm" draw:start-shape="id24" draw:start-glue-point="2" draw:end-shape="id25" draw:end-glue-point="4" svg:d="M5762 19302c0 751 5874 502 5874-97 0-598 4287-527 4287-743" svg:viewBox="0 0 10162 1307">
          <text:p/>
        </draw:connector>
        <draw:connector draw:style-name="gr18" draw:text-style-name="P4" draw:layer="measurelines" draw:type="curve" svg:x1="15.923cm" svg:y1="21.637cm" svg:x2="15.862cm" svg:y2="22.115cm" draw:start-shape="id25" draw:start-glue-point="6" draw:end-shape="id26" draw:end-glue-point="0" svg:d="M15923 21637c0 358-61 120-61 478" svg:viewBox="0 0 62 479">
          <text:p/>
        </draw:connector>
        <draw:connector draw:style-name="gr19" draw:text-style-name="P4" draw:layer="measurelines" draw:type="curve" svg:x1="15.862cm" svg:y1="24.495cm" svg:x2="15.762cm" svg:y2="25.015cm" draw:start-shape="id26" draw:start-glue-point="2" draw:end-shape="id27" draw:end-glue-point="0" svg:d="M15862 24495c0 390-100 130-100 520" svg:viewBox="0 0 101 521">
          <text:p/>
        </draw:connector>
        <draw:custom-shape draw:style-name="gr2" draw:text-style-name="P2" xml:id="id28" draw:id="id28" draw:layer="measurelines" svg:width="0.999cm" svg:height="0.999cm" svg:x="5.24cm" svg:y="2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measurelines" draw:type="curve" svg:x1="13.383cm" svg:y1="20.05cm" svg:x2="5.74cm" svg:y2="24.992cm" draw:start-shape="id25" draw:start-glue-point="5" draw:end-shape="id28" draw:end-glue-point="4" svg:d="M13383 20050c-5096 0-7643 1647-7643 4942" svg:viewBox="0 0 7644 4943">
          <text:p/>
        </draw:connector>
        <draw:connector draw:style-name="gr21" draw:text-style-name="P4" draw:layer="measurelines" draw:type="curve" svg:x1="11.635cm" svg:y1="25.808cm" svg:x2="6.239cm" svg:y2="25.492cm" draw:start-shape="id27" draw:start-glue-point="3" draw:end-shape="id28" draw:end-glue-point="10" svg:d="M11635 25808c-4047 0-1349-316-5396-316" svg:viewBox="0 0 5397 317">
          <text:p/>
        </draw:connector>
        <draw:frame draw:style-name="gr22" draw:text-style-name="P5" draw:layer="measurelines" svg:width="2.858cm" svg:height="1.317cm" svg:x="5.972cm" svg:y="20.4cm">
          <draw:text-box>
            <text:p text:style-name="P1">F</text:p>
          </draw:text-box>
        </draw:frame>
        <draw:frame draw:style-name="gr22" draw:text-style-name="P5" draw:layer="measurelines" svg:width="2.858cm" svg:height="1.317cm" svg:x="15.272cm" svg:y="21.101cm">
          <draw:text-box>
            <text:p text:style-name="P1">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7:12:07.082878038</meta:creation-date>
    <dc:date>2024-02-25T18:25:18.539518351</dc:date>
    <meta:editing-duration>PT28M42S</meta:editing-duration>
    <meta:editing-cycles>3</meta:editing-cycles>
    <meta:generator>LibreOffice/24.2.0.2$Linux_X86_64 LibreOffice_project/420$Build-2</meta:generator>
    <meta:document-statistic meta:object-count="62"/>
  </office:meta>
</office:document-meta>
</file>